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2.518cm" table:align="left"/>
    </style:style>
    <style:style style:name="Table1.A" style:family="table-column">
      <style:table-column-properties style:column-width="1.787cm"/>
    </style:style>
    <style:style style:name="Table1.B" style:family="table-column">
      <style:table-column-properties style:column-width="10.73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You're right — the <text:span text:style-name="Strong_20_Emphasis">Google Street View API</text:span> doesn’t support filtering by date upfront, and this creates a challenge when you <text:span text:style-name="Strong_20_Emphasis">only want images from 2024</text:span>. But this is a common issue in GSV research, and here's how to address it effectively.</text:p>
      <text:p text:style-name="Horizontal_20_Line"/>
      <text:h text:style-name="Heading_20_2" text:outline-level="2">✅ Recommended Approach</text:h>
      <text:h text:style-name="Heading_20_3" text:outline-level="3"><text:span text:style-name="Strong_20_Emphasis">1. Filter after retrieving metadata</text:span></text:h>
      <text:p text:style-name="Text_20_body">Since you're already collecting the <text:span text:style-name="Source_20_Text">gsv_date</text:span>, the simplest and cleanest solution is to <text:span text:style-name="Strong_20_Emphasis">filter your sample after checking the dates</text:span>:</text:p>
      <text:p text:style-name="Preformatted_20_Text">r</text:p>
      <text:p text:style-name="Preformatted_20_Text">CopyEdit</text:p>
      <text:p text:style-name="P1"><text:span text:style-name="Source_20_Text">samples_2024 &lt;- samples_all_wgs %&gt;%</text:span></text:p>
      <text:p text:style-name="P3"><text:span text:style-name="Source_20_Text"><text:s text:c="2"/>filter(str_detect(gsv_date, "^2024"))</text:span></text:p>
      <text:p text:style-name="Text_20_body">This keeps only points where the metadata includes a date starting with <text:span text:style-name="Source_20_Text">2024</text:span>.</text:p>
      <text:p text:style-name="Horizontal_20_Line"/>
      <text:h text:style-name="Heading_20_3" text:outline-level="3"><text:span text:style-name="Strong_20_Emphasis">2. (Optional) Resample where needed</text:span></text:h>
      <text:p text:style-name="Text_20_body">If you require a <text:span text:style-name="Strong_20_Emphasis">fixed number of points per tract</text:span>, and some tracts end up with too few or no 2024 images, you can implement <text:span text:style-name="Strong_20_Emphasis">retries or fallback sampling</text:span>:</text:p>
      <text:h text:style-name="Heading_20_4" text:outline-level="4">🧪 Basic logic:</text:h>
      <text:p text:style-name="Preformatted_20_Text">r</text:p>
      <text:p text:style-name="Preformatted_20_Text">CopyEdit</text:p>
      <text:p text:style-name="P1"><text:span text:style-name="Source_20_Text">resample_missing_2024 &lt;- function(tract_row) {</text:span></text:p>
      <text:p text:style-name="P2"><text:span text:style-name="Source_20_Text"><text:s text:c="2"/># Try resampling up to X times until you get enough 2024 points</text:span></text:p>
      <text:p text:style-name="P2"><text:span text:style-name="Source_20_Text"><text:s text:c="2"/>attempts &lt;- 0</text:span></text:p>
      <text:p text:style-name="P2"><text:span text:style-name="Source_20_Text"><text:s text:c="2"/>points_2024 &lt;- NULL</text:span></text:p>
      <text:p text:style-name="P2"><text:span text:style-name="Source_20_Text"><text:s text:c="2"/>while (attempts &lt; 5 &amp;&amp; (is.null(points_2024) || nrow(points_2024) &lt; required_n)) {</text:span></text:p>
      <text:p text:style-name="P2"><text:span text:style-name="Source_20_Text"><text:s text:c="4"/>sampled &lt;- sample_points_from_lines(...) <text:s/># Your existing function</text:span></text:p>
      <text:p text:style-name="P2"><text:span text:style-name="Source_20_Text"><text:s text:c="4"/>sampled_wgs &lt;- st_transform(sampled, 4326)</text:span></text:p>
      <text:p text:style-name="P2"/>
      <text:p text:style-name="P2"><text:span text:style-name="Source_20_Text"><text:s text:c="4"/>sampled_wgs &lt;- sampled_wgs %&gt;%</text:span></text:p>
      <text:p text:style-name="P2"><text:span text:style-name="Source_20_Text"><text:s text:c="6"/>mutate(gsv_date = map_chr(seq_len(n()), ~ {</text:span></text:p>
      <text:p text:style-name="P2"><text:span text:style-name="Source_20_Text"><text:s text:c="8"/>coords &lt;- st_coordinates(sampled_wgs[.x, ])</text:span></text:p>
      <text:p text:style-name="P2"><text:span text:style-name="Source_20_Text"><text:s text:c="8"/>get_gsv_date(coords[2], coords[1], gsv_api_key)</text:span></text:p>
      <text:p text:style-name="P2"><text:span text:style-name="Source_20_Text"><text:s text:c="6"/>})) %&gt;%</text:span></text:p>
      <text:p text:style-name="P2"><text:span text:style-name="Source_20_Text"><text:s text:c="6"/>filter(str_detect(gsv_date, "^2024"))</text:span></text:p>
      <text:p text:style-name="P2"/>
      <text:p text:style-name="P2"><text:span text:style-name="Source_20_Text"><text:s text:c="4"/>if (nrow(sampled_wgs) &gt;= required_n) {</text:span></text:p>
      <text:p text:style-name="P2"><text:span text:style-name="Source_20_Text"><text:s text:c="6"/>points_2024 &lt;- sampled_wgs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attempts &lt;- attempts + 1</text:span></text:p>
      <text:p text:style-name="P2"><text:span text:style-name="Source_20_Text"><text:s text:c="2"/>}</text:span></text:p>
      <text:p text:style-name="P2"><text:span text:style-name="Source_20_Text"><text:s text:c="2"/>return(points_2024)</text:span></text:p>
      <text:p text:style-name="P3"><text:span text:style-name="Source_20_Text">}</text:span></text:p>
      <text:p text:style-name="Text_20_body">That way, you “repair” missing tracts with <text:span text:style-name="Strong_20_Emphasis">automatic retries</text:span>, although it will slow the process significantly.</text:p>
      <text:p text:style-name="Horizontal_20_Line"><text:soft-page-break/></text:p>
      <text:h text:style-name="Heading_20_3" text:outline-level="3"><text:span text:style-name="Strong_20_Emphasis">3. Log or track missing GSV 2024 coverage</text:span></text:h>
      <text:p text:style-name="Text_20_body">It’s helpful to create a log of which tracts failed to get enough 2024 images:</text:p>
      <text:p text:style-name="Preformatted_20_Text">r</text:p>
      <text:p text:style-name="Preformatted_20_Text">CopyEdit</text:p>
      <text:p text:style-name="P1"><text:span text:style-name="Source_20_Text">missing_tracts &lt;- samples_all_wgs %&gt;%</text:span></text:p>
      <text:p text:style-name="P2"><text:span text:style-name="Source_20_Text"><text:s text:c="2"/>mutate(year = substr(gsv_date, 1, 4)) %&gt;%</text:span></text:p>
      <text:p text:style-name="P2"><text:span text:style-name="Source_20_Text"><text:s text:c="2"/>group_by(tract_id) %&gt;%</text:span></text:p>
      <text:p text:style-name="P2"><text:span text:style-name="Source_20_Text"><text:s text:c="2"/>summarise(has_2024 = any(year == "2024")) %&gt;%</text:span></text:p>
      <text:p text:style-name="P3"><text:span text:style-name="Source_20_Text"><text:s text:c="2"/>filter(!has_2024)</text:span></text:p>
      <text:p text:style-name="Text_20_body">This allows you to:</text:p>
      <text:list text:style-name="L1">
        <text:list-item>
          <text:p text:style-name="P4">Manually inspect these areas</text:p>
        </text:list-item>
        <text:list-item>
          <text:p text:style-name="P4">Consider using fallback years or alternate data</text:p>
        </text:list-item>
        <text:list-item>
          <text:p text:style-name="P4">Document GSV gaps</text:p>
        </text:list-item>
      </text:list>
      <text:p text:style-name="Horizontal_20_Line"/>
      <text:h text:style-name="Heading_20_2" text:outline-level="2">Summary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tep</text:p>
            </table:table-cell>
            <table:table-cell table:style-name="Table1.A1" office:value-type="string">
              <text:p text:style-name="Table_20_Heading">What to do</text:p>
            </table:table-cell>
          </table:table-row>
        </table:table-header-rows>
        <table:table-row>
          <table:table-cell table:style-name="Table1.A1" office:value-type="string">
            <text:p text:style-name="Table_20_Contents">✅ Filter</text:p>
          </table:table-cell>
          <table:table-cell table:style-name="Table1.A1" office:value-type="string">
            <text:p text:style-name="Table_20_Contents">Keep only points where <text:span text:style-name="Source_20_Text">gsv_date</text:span> starts with <text:span text:style-name="Source_20_Text">"2024"</text:span></text:p>
          </table:table-cell>
        </table:table-row>
        <table:table-row>
          <table:table-cell table:style-name="Table1.A1" office:value-type="string">
            <text:p text:style-name="Table_20_Contents">🔁 Retry</text:p>
          </table:table-cell>
          <table:table-cell table:style-name="Table1.A1" office:value-type="string">
            <text:p text:style-name="Table_20_Contents">Optionally resample until each tract gets enough 2024 images</text:p>
          </table:table-cell>
        </table:table-row>
        <table:table-row>
          <table:table-cell table:style-name="Table1.A1" office:value-type="string">
            <text:p text:style-name="Table_20_Contents">📋 Log</text:p>
          </table:table-cell>
          <table:table-cell table:style-name="Table1.A1" office:value-type="string">
            <text:p text:style-name="Table_20_Contents">Track which tracts are under-covered for 2024</text:p>
          </table:table-cell>
        </table:table-row>
      </table:table>
      <text:p text:style-name="Text_20_body">Let me know if you'd like help implementing <text:span text:style-name="Strong_20_Emphasis">automatic resampling</text:span> or exporting a list of <text:span text:style-name="Strong_20_Emphasis">tracts with no 2024 imagery</text:span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ugeni Vidal Tortosa</meta:initial-creator>
    <meta:creation-date>2025-07-19T11:41:05.108970428</meta:creation-date>
    <dc:date>2025-07-19T11:42:07.842568716</dc:date>
    <dc:creator>Eugeni Vidal Tortosa</dc:creator>
    <meta:editing-duration>PT1M4S</meta:editing-duration>
    <meta:editing-cycles>1</meta:editing-cycles>
    <meta:generator>LibreOffice/24.2.7.2$Linux_X86_64 LibreOffice_project/420$Build-2</meta:generator>
    <meta:document-statistic meta:table-count="1" meta:image-count="0" meta:object-count="0" meta:page-count="2" meta:paragraph-count="58" meta:word-count="347" meta:character-count="2353" meta:non-whitespace-character-count="1979"/>
  </office:meta>
</office:document-meta>
</file>